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de" fo:country="DE" officeooo:rsid="00443259" officeooo:paragraph-rsid="001d7ae8"/>
    </style:style>
    <style:style style:name="P2" style:family="paragraph" style:parent-style-name="Heading_20_2">
      <style:paragraph-properties fo:break-before="page"/>
      <style:text-properties fo:language="de" fo:country="DE" officeooo:rsid="00443259" officeooo:paragraph-rsid="001d7ae8"/>
    </style:style>
    <style:style style:name="P3" style:family="paragraph" style:parent-style-name="Heading_20_2">
      <style:text-properties fo:language="de" fo:country="DE" officeooo:paragraph-rsid="001d7ae8"/>
    </style:style>
    <style:style style:name="P4" style:family="paragraph" style:parent-style-name="Standard">
      <style:text-properties fo:language="de" fo:country="DE" officeooo:paragraph-rsid="001d7ae8"/>
    </style:style>
    <style:style style:name="P5" style:family="paragraph" style:parent-style-name="Standard">
      <style:text-properties fo:language="de" fo:country="DE" officeooo:rsid="00151a28" officeooo:paragraph-rsid="001d7ae8"/>
    </style:style>
    <style:style style:name="P6" style:family="paragraph" style:parent-style-name="Standard">
      <style:text-properties fo:language="de" fo:country="DE" officeooo:rsid="0044eaf3" officeooo:paragraph-rsid="001d7ae8"/>
    </style:style>
    <style:style style:name="P7" style:family="paragraph" style:parent-style-name="Standard">
      <style:text-properties fo:language="de" fo:country="DE" officeooo:rsid="0045a3f3" officeooo:paragraph-rsid="001d7ae8"/>
    </style:style>
    <style:style style:name="P8" style:family="paragraph" style:parent-style-name="Text_20_body">
      <style:text-properties fo:language="de" fo:country="DE" officeooo:rsid="0045a3f3" officeooo:paragraph-rsid="001d7ae8"/>
    </style:style>
    <style:style style:name="P9" style:family="paragraph" style:parent-style-name="Standard">
      <style:text-properties fo:language="de" fo:country="DE" officeooo:rsid="0045a3f3" officeooo:paragraph-rsid="0021ce54"/>
    </style:style>
    <style:style style:name="P10" style:family="paragraph" style:parent-style-name="Standard">
      <style:text-properties fo:language="de" fo:country="DE" officeooo:rsid="004ac0de" officeooo:paragraph-rsid="001d7ae8"/>
    </style:style>
    <style:style style:name="P11" style:family="paragraph" style:parent-style-name="Standard">
      <style:text-properties fo:language="de" fo:country="DE" officeooo:rsid="0014b6df" officeooo:paragraph-rsid="001d7ae8"/>
    </style:style>
    <style:style style:name="P12" style:family="paragraph" style:parent-style-name="Standard">
      <style:text-properties fo:language="de" fo:country="DE" officeooo:rsid="00152b8c" officeooo:paragraph-rsid="001d7ae8"/>
    </style:style>
    <style:style style:name="P13" style:family="paragraph" style:parent-style-name="Standard">
      <style:text-properties fo:language="de" fo:country="DE" officeooo:rsid="001ca695" officeooo:paragraph-rsid="001d7ae8"/>
    </style:style>
    <style:style style:name="P14" style:family="paragraph" style:parent-style-name="Standard">
      <style:text-properties fo:language="de" fo:country="DE" officeooo:rsid="001d2328" officeooo:paragraph-rsid="001d7ae8"/>
    </style:style>
    <style:style style:name="P15" style:family="paragraph" style:parent-style-name="Standard">
      <style:text-properties fo:language="de" fo:country="DE" officeooo:rsid="001d8805" officeooo:paragraph-rsid="001d7ae8"/>
    </style:style>
    <style:style style:name="P16" style:family="paragraph" style:parent-style-name="Standard">
      <style:text-properties fo:language="de" fo:country="DE" officeooo:paragraph-rsid="00207bc9"/>
    </style:style>
    <style:style style:name="P17" style:family="paragraph" style:parent-style-name="Heading_20_2">
      <style:text-properties officeooo:rsid="004ac0de" officeooo:paragraph-rsid="001d7ae8"/>
    </style:style>
    <style:style style:name="P18" style:family="paragraph" style:parent-style-name="Heading_20_2">
      <style:text-properties officeooo:rsid="003ffb4a" officeooo:paragraph-rsid="001d7ae8"/>
    </style:style>
    <style:style style:name="P19" style:family="paragraph" style:parent-style-name="Text_20_body">
      <style:text-properties officeooo:rsid="003ffb4a" officeooo:paragraph-rsid="001d7ae8"/>
    </style:style>
    <style:style style:name="P20" style:family="paragraph" style:parent-style-name="Heading_20_2">
      <style:paragraph-properties fo:break-before="page"/>
      <style:text-properties officeooo:paragraph-rsid="001d7ae8"/>
    </style:style>
    <style:style style:name="P21" style:family="paragraph" style:parent-style-name="Heading_20_2">
      <style:text-properties officeooo:paragraph-rsid="001d7ae8"/>
    </style:style>
    <style:style style:name="P22" style:family="paragraph" style:parent-style-name="Standard">
      <style:text-properties officeooo:paragraph-rsid="001d7ae8"/>
    </style:style>
    <style:style style:name="P23" style:family="paragraph" style:parent-style-name="Standard">
      <style:text-properties officeooo:rsid="00181902" officeooo:paragraph-rsid="001d7ae8"/>
    </style:style>
    <style:style style:name="P24" style:family="paragraph" style:parent-style-name="Standard">
      <style:text-properties officeooo:rsid="001d2328" officeooo:paragraph-rsid="001d7ae8"/>
    </style:style>
    <style:style style:name="P25" style:family="paragraph" style:parent-style-name="Heading_20_3">
      <style:text-properties officeooo:paragraph-rsid="001d7ae8"/>
    </style:style>
    <style:style style:name="P26" style:family="paragraph" style:parent-style-name="Heading_20_4">
      <style:text-properties officeooo:paragraph-rsid="001d7ae8"/>
    </style:style>
    <style:style style:name="P27" style:family="paragraph" style:parent-style-name="Heading_20_4">
      <style:text-properties officeooo:rsid="0044eaf3" officeooo:paragraph-rsid="001d7ae8"/>
    </style:style>
    <style:style style:name="P28" style:family="paragraph" style:parent-style-name="Heading_20_4">
      <style:text-properties officeooo:rsid="0021ce54" officeooo:paragraph-rsid="0021ce54"/>
    </style:style>
    <style:style style:name="P29" style:family="paragraph" style:parent-style-name="Standard">
      <style:text-properties fo:language="de" fo:country="DE" officeooo:paragraph-rsid="001d7ae8"/>
    </style:style>
    <style:style style:name="P30" style:family="paragraph" style:parent-style-name="Standard">
      <style:text-properties fo:language="de" fo:country="DE" officeooo:rsid="00230db8" officeooo:paragraph-rsid="00230db8"/>
    </style:style>
    <style:style style:name="T1" style:family="text">
      <style:text-properties fo:language="de" fo:country="DE"/>
    </style:style>
    <style:style style:name="T2" style:family="text">
      <style:text-properties fo:language="de" fo:country="DE" officeooo:rsid="001d8805"/>
    </style:style>
    <style:style style:name="T3" style:family="text">
      <style:text-properties fo:language="de" fo:country="DE" officeooo:rsid="001d2328"/>
    </style:style>
    <style:style style:name="T4" style:family="text">
      <style:text-properties fo:language="de" fo:country="DE" officeooo:rsid="0014b6df"/>
    </style:style>
    <style:style style:name="T5" style:family="text">
      <style:text-properties fo:language="de" fo:country="DE" officeooo:rsid="00151a28"/>
    </style:style>
    <style:style style:name="T6" style:family="text">
      <style:text-properties fo:language="de" fo:country="DE" officeooo:rsid="004ac0de"/>
    </style:style>
    <style:style style:name="T7" style:family="text">
      <style:text-properties fo:language="de" fo:country="DE" fo:font-style="normal" style:font-style-asian="normal" style:font-style-complex="normal"/>
    </style:style>
    <style:style style:name="T8" style:family="text">
      <style:text-properties officeooo:rsid="00151a28"/>
    </style:style>
    <style:style style:name="T9" style:family="text">
      <style:text-properties officeooo:rsid="003c6be5"/>
    </style:style>
    <style:style style:name="T10" style:family="text">
      <style:text-properties officeooo:rsid="0045a3f3"/>
    </style:style>
    <style:style style:name="T11" style:family="text">
      <style:text-properties officeooo:rsid="00473cb1"/>
    </style:style>
    <style:style style:name="T12" style:family="text">
      <style:text-properties officeooo:rsid="0047a8d5"/>
    </style:style>
    <style:style style:name="T13" style:family="text">
      <style:text-properties officeooo:rsid="004ac0de"/>
    </style:style>
    <style:style style:name="T14" style:family="text">
      <style:text-properties officeooo:rsid="00152b8c"/>
    </style:style>
    <style:style style:name="T15" style:family="text">
      <style:text-properties officeooo:rsid="001154ec"/>
    </style:style>
    <style:style style:name="T16" style:family="text">
      <style:text-properties officeooo:rsid="000fcc59"/>
    </style:style>
    <style:style style:name="T17" style:family="text">
      <style:text-properties officeooo:rsid="00181902"/>
    </style:style>
    <style:style style:name="T18" style:family="text">
      <style:text-properties officeooo:rsid="00362e52"/>
    </style:style>
    <style:style style:name="T19" style:family="text">
      <style:text-properties officeooo:rsid="0016c87e"/>
    </style:style>
    <style:style style:name="T20" style:family="text">
      <style:text-properties officeooo:rsid="0014b6df"/>
    </style:style>
    <style:style style:name="T21" style:family="text">
      <style:text-properties officeooo:rsid="000e0958"/>
    </style:style>
    <style:style style:name="T22" style:family="text">
      <style:text-properties officeooo:rsid="00207bc9"/>
    </style:style>
    <style:style style:name="T23" style:family="text">
      <style:text-properties officeooo:rsid="0021ce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ttribute</text:p>
      <text:p text:style-name="P4"><text:span text:style-name="T8">Um einen Charakter zu beschreiben, muss man seine grundlegenden Eigenschaften kennen. Jene fundamentalen </text:span>Fähigkeiten der Spielercharaktere <text:span text:style-name="T8">werden durch die Attribute beschrieben</text:span>.</text:p>
      <text:p text:style-name="P5">Sie stellen die Basis des Charakters dar und Repräsentieren seine Stärken und Sch<text:span text:style-name="T9">w</text:span>ächen</text:p>
      <text:p text:style-name="P21">Attributswert</text:p>
      <text:p text:style-name="P4">Jedes Attribut wird durch ein Attributswert beschrieben. Je höher dieser Wert ist, desto <text:span text:style-name="T8">stärker </text:span>ist das Attribut ausgeprägt. <text:span text:style-name="T8">Der Attributswert wird sowohl bei den Talentproben, als auch im Kampf verwendet.</text:span></text:p>
      <text:p text:style-name="P21">Übersicht</text:p>
      <text:p text:style-name="P19">Insgesamt gibt es vier Attribute, welche die physischen und mentalen Fähigkeiten definieren.</text:p>
      <text:h text:style-name="P26" text:outline-level="4">Athletik</text:h>
      <text:p text:style-name="P4">Athletik beschreibt die Körperkraft und das Körpergefühl des Charakters. Ein hoher Wert bedeutet, dass der Charakter schneller, stärker und beweglicher ist.</text:p>
      <text:h text:style-name="P26" text:outline-level="4">Charisma</text:h>
      <text:p text:style-name="P4">Charisma ist das Attribut der sozialen Interaktionen. Charismatische Charaktere können gut verhandeln, andere überzeugen und auch mit Tieren gut umgehen.</text:p>
      <text:h text:style-name="P26" text:outline-level="4">Geschick</text:h>
      <text:p text:style-name="P4">Geschickte Charaktere haben ein feines Fingergefühl und sind leichtfüßig. Auch bei künstlerischen oder handwerklichen Aufgaben ist eine geschick<text:span text:style-name="T8">t</text:span>e Führung sehr vom Vorteil.</text:p>
      <text:h text:style-name="P26" text:outline-level="4">Intelligenz</text:h>
      <text:p text:style-name="P4">Intelligenz umfasst die Logik und Rationalität. Intelligente Charaktere kennen sich mit Wissenschaft und Medizin aus. Eine erhöhte Intelligenz <text:span text:style-name="T8">kann </text:span>aber auch bei my<text:span text:style-name="T8">s</text:span>tischen Herausforderungen <text:span text:style-name="T8">helfen</text:span>.</text:p>
      <text:p text:style-name="P3"/>
      <text:p text:style-name="P20">Talente</text:p>
      <text:p text:style-name="P5">Während eines Abenteuers müssen die Charaktere immer wieder Herausforderungen meistern. Dazu wird ihr Können in verschiedenen Disziplinen auf die Probe gestellt.</text:p>
      <text:p text:style-name="P4">Jede Handlung, <text:span text:style-name="T8">welche eine Probe erfordern sollte, wird </text:span>einem Talent zugeordnet. <text:span text:style-name="T8">Jedes Attribut hat dabei sieben verschiedene Talente.</text:span> Eine Übersicht der Talente und deren zugeordneten Attribute sind auf dem Charakterbogen verfügbar.</text:p>
      <text:p text:style-name="P21">Talentwert</text:p>
      <text:p text:style-name="P4"><text:span text:style-name="T8">C</text:span>haraktere haben für jedes Talent ein spezifischen Talentwert, welcher beschreibt, wie gut der Charaktere jene Handlungen ausführen kann. Je höher der Talentwert ist, desto leichter gelingen Talentproben <text:span text:style-name="T8">auf das Talent</text:span>.</text:p>
      <text:p text:style-name="P21">Komplexität</text:p>
      <text:p text:style-name="P4"><text:span text:style-name="T8">Die verschiedenen Talente sind nicht gleich kompliziert und haben unterschiedliche Wichtigkeiten in Abenteuern. Um dies zu beachten, </text:span>ist jede<text:span text:style-name="T8">m </text:span>Talent ein<text:span text:style-name="T8">e </text:span>Komplexitätsstufe <text:span text:style-name="T8">zugeordnet</text:span>. <text:span text:style-name="T8">Die Komplexität </text:span>wird durch Kreise markiert. <text:span text:style-name="T8">Je mehr Kreise ein Talent hat, desto </text:span>komplexer <text:span text:style-name="T8">ist jenes und </text:span>desto <text:span text:style-name="T8">teurer ist das Verbessern dieser Talente</text:span>.</text:p>
      <text:p text:style-name="P1"/>
      <text:p text:style-name="P2">Athletik-Talente</text:p>
      <text:p text:style-name="P6">Die Talente dieser Kategorie sind körperlicher Natur. Eine kräftige Statur und ordentliche Muskelkontrolle helfen bei der Ausführen der folgenden Talente.</text:p>
      <text:h text:style-name="P27" text:outline-level="4">Akrobatik</text:h>
      <text:p text:style-name="P7">Glanzvolles Abrollen und das Balancieren sind typische Anwendungsgebiete für dieses Talent, welches Körperkontrolle in akrobatischen Situationen beschreibt.</text:p>
      <text:h text:style-name="P27" text:outline-level="4">Fahrzeuge</text:h>
      <text:p text:style-name="P6">Das Fahren von Boden-, Luft- und Wasserfahrzeugen <text:span text:style-name="T10">wird mit diesem </text:span>Talent <text:span text:style-name="T10">beschrieben</text:span>. Auch das Verständnis und Wissen um die Bedienung solcher Maschinen <text:span text:style-name="T10">gehört zu diesem Talent.</text:span></text:p>
      <text:h text:style-name="P27" text:outline-level="4">Klettern</text:h>
      <text:p text:style-name="P7">Das Klettern an Hausfassaden, Steinwänden oder Bäumen wird durch dieses Talent beschrieben.</text:p>
      <text:h text:style-name="P27" text:outline-level="4">Körperkraft</text:h>
      <text:p text:style-name="P7">Rohe Kraft beim Stemmen und Heben oder auch beim Festhalten von anderen Personen gehört zu den Anwendungsgebieten dieses Talents.</text:p>
      <text:h text:style-name="P27" text:outline-level="4">Schwimmen</text:h>
      <text:p text:style-name="P7">Schwimmen – egal ob kurzfristig oder über längere Zeit – und auch Tauchen gehören zu diesem Talent.</text:p>
      <text:h text:style-name="P27" text:outline-level="4">Sprinten</text:h>
      <text:p text:style-name="P7">Kurzzeitige Sprints auf hoher Geschwindigkeit werden durch dieses Talent beschrieben.</text:p>
      <text:h text:style-name="P27" text:outline-level="4">Zähigkeit</text:h>
      <text:p text:style-name="P7">Schmerzen standzuhalten und körperliche Schwächen zu ignoriere sind typische Verwendungen von diesem Talent.</text:p>
      <text:p text:style-name="P2">Charisma-<text:span text:style-name="T11">T</text:span>alente</text:p>
      <text:p text:style-name="P6">In einer vernetzten Welt ist das Überzeugen und Manipulieren unfassbar wichtig, um zu bekommen was man will. Die folgenden Talente umfassen verschiedenste soziale Interaktionen.</text:p>
      <text:h text:style-name="P27" text:outline-level="4">Beruhigen</text:h>
      <text:p text:style-name="P7">Andere Personen vor Ängsten zu beruhigen und Panikattacken oder Stress zu behandeln benötigt dieses Talent.</text:p>
      <text:h text:style-name="P27" text:outline-level="4">Einschüchtern</text:h>
      <text:p text:style-name="P7">Mit diesem Talent können andere Personen eingeschüchtert oder auch provoziert werden, wodurch ihr Verhalten manipuliert werden kann.</text:p>
      <text:h text:style-name="P27" text:outline-level="4">Handeln</text:h>
      <text:p text:style-name="P7">Das Feilschen beim Basar und auch das korrekte Einschätzen von Warenwerten gehören zu diesem Talent.</text:p>
      <text:h text:style-name="P27" text:outline-level="4">Performen</text:h>
      <text:p text:style-name="P7">Singen, Tanzen und Geschichtenerzählen sind klassische Methoden, um eine Performance mit diesem Talent dazulegen.</text:p>
      <text:h text:style-name="P27" text:outline-level="4">Tierumgang</text:h>
      <text:p text:style-name="P7">Dieses Talent erlaubt einen geschickten Umgang mit Tieren, sodass diese beruhigt und eventuell sogar gezähmt werden können. Auch Reiten gehört mit zum Tierumgang.</text:p>
      <text:h text:style-name="P27" text:outline-level="4">Überzeugen</text:h>
      <text:p text:style-name="P7">Um andere Personen zu überzeugen, müssen schlagfertige Argumente und eine angemessene Rhetorik vorhanden sein. Diese gehören mit zu diesem Talent.</text:p>
      <text:h text:style-name="P27" text:outline-level="4">Verführen</text:h>
      <text:p text:style-name="P8">Sowohl das Flirten und Betören als auch weitergehende Liebesspiele gehören zu diesem Talent, um andere Personen zu manipulieren.</text:p>
      <text:p text:style-name="P1"/>
      <text:p text:style-name="P2">Geschick-Talente</text:p>
      <text:p text:style-name="P6">Mit etwas Feingefühl können Meisterwerke erschaffen und Leben gerettet werden. Auch das Ergaunern gehört zu den Talenten des Geschicks.</text:p>
      <text:h text:style-name="P28" text:outline-level="4">Fingerfertigkeit</text:h>
      <text:p text:style-name="P9"><text:span text:style-name="T23">Die Fingerfertigkeit repräsentiert die Geschwindigkeit und Präzision bei feinen Arbeiten, welche bei Handlungen wie </text:span>Taschendiebstahl <text:span text:style-name="T23">und </text:span>Schlossknacken <text:span text:style-name="T23">von besonderer Wichtigkeit ist.</text:span></text:p>
      <text:h text:style-name="P27" text:outline-level="4">Handwerk</text:h>
      <text:p text:style-name="P7">Jegliche handwerkliche Arbeit vom Schreinern und Schmieden bis hin zu Reparaturen gehören zu diesem Talent.</text:p>
      <text:h text:style-name="P27" text:outline-level="4">Kunst</text:h>
      <text:p text:style-name="P7">Das Einsetzen dieses Talentes ist notwendig, um künstlerische Werke zu erschaffen oder auch Kunst korrekt zu interpretieren.</text:p>
      <text:h text:style-name="P27" text:outline-level="4">Schleichen</text:h>
      <text:p text:style-name="P7">Dieses Talent erlaubt es, sich leise fortzubewegen und ungesehen durch die Schatten zu schreiten.</text:p>
      <text:h text:style-name="P27" text:outline-level="4">Technik</text:h>
      <text:p text:style-name="P7">Das Führen von elektrischen Strömen in Hardware und lahmlegen oder reparieren von technischen Systemen wird von diesem Talent abgedeckt.</text:p>
      <text:h text:style-name="P27" text:outline-level="4">Verarzten</text:h>
      <text:p text:style-name="P7">Mit diesem Talent können Wunden mit einfachen Mitteln behandelt werden oder auch schwerwiegendere chirurgische Eingriffe ausgeführt werden.</text:p>
      <text:h text:style-name="P27" text:outline-level="4">Wildnisleben</text:h>
      <text:p text:style-name="P7">Um sich fernab von der Zivilisation zu orientieren und einen guten Schlafplatz in der Wildnis zu finden benötigt das Wissen und Fähigkeiten dieses Talents.</text:p>
      <text:p text:style-name="P1"/>
      <text:p text:style-name="P2">Intelligenz-Talente</text:p>
      <text:p text:style-name="P6">Die folgenden Talente umfassen die wissenschaftlichen und mentalen Fähigkeiten eines Charakters. Durch ausgiebiges Wissen können Situationen in einer neuen Perspektive beobachtet und neue Möglichkeiten geschöpft werden.</text:p>
      <text:h text:style-name="P27" text:outline-level="4">Alchemie</text:h>
      <text:p text:style-name="P7">Mit diesem Talent können Spieler die mystische Alchemie anwenden und bereits erstellte Alchemika analysieren.</text:p>
      <text:h text:style-name="P27" text:outline-level="4">Medizin</text:h>
      <text:p text:style-name="P7">Die Medizin erlaubt es, korrekte Behandlungen zu überlegen und Krankheiten oder Gifte zu identifizieren.</text:p>
      <text:h text:style-name="P27" text:outline-level="4">Wissenschaft</text:h>
      <text:p text:style-name="P7">Dieses Talent beinhaltet die Naturwissenschaften Biologie, Chemie und Physik. Es wird eingesetzt, um fundamentale Fragen beantworten zu können.</text:p>
      <text:h text:style-name="P27" text:outline-level="4">Programmieren</text:h>
      <text:p text:style-name="P7">Das <text:span text:style-name="T12">Wissen um Programmiersprachen </text:span>mit diesem Talent ermöglicht <text:span text:style-name="T12">dem Charakter, Software zu verstehen, zu schreiben und zu hacken.</text:span></text:p>
      <text:h text:style-name="P27" text:outline-level="4">Religion</text:h>
      <text:p text:style-name="P7">Dieses Talent umfasst das Wissen rund um das Göttliche. Darunter fallen Wissen um die Götter und ihre Geschichte, aber auch Rituale und Artefakte und deren Anwendungen.</text:p>
      <text:h text:style-name="P27" text:outline-level="4">Untersuchen</text:h>
      <text:p text:style-name="P7">Um aktiv eine Umgebung nach etwas abzusuchen und möglichst viele Hinweise zu finden, wird diese Talent verwendet.</text:p>
      <text:h text:style-name="P27" text:outline-level="4">Willenskraft</text:h>
      <text:p text:style-name="P8">Dieses Talent repräsentiert die mentale Stärke des Charakters, womit Verführungen oder Ängsten standgehalten werden können.</text:p>
      <text:p text:style-name="P20"><text:span text:style-name="T13">Passivmodifikator</text:span> <text:s/></text:p>
      <text:p text:style-name="P4"><text:span text:style-name="T13">Dank dem Unterbewusstsein der Charaktere können passiv Dinge wahrgenommen und verarbeitet werden. </text:span><text:span text:style-name="T14">Diese passiven Handlungen </text:span><text:span text:style-name="T13">müssen die Spieler nicht aktiv ausführen. </text:span></text:p>
      <text:p text:style-name="P10">Stattdessen hat jeder Spielercharakter fünf Passivmodifikatoren für verschiedene passive Handlungen. Diese haben einen Einfluss auf den Erfolg bei Passivproben, welche vom Spielmeister ausgeführt werden.</text:p>
      <text:p text:style-name="P17">Wert</text:p>
      <text:p text:style-name="P4">Jede<text:span text:style-name="T13">r</text:span> <text:span text:style-name="T13">Passivmodifkator ist ein Wert, der </text:span>die Wahrscheinlichkeit auf Erfolg ändert. <text:span text:style-name="T13">Ein p</text:span>ositive<text:span text:style-name="T13">r Wert erhöht dabei die Wahrscheinlichkeit auf einen Erfolg.</text:span> <text:span text:style-name="T13">Ein negativer Wert hingegen verringert die Wahrscheinlichkeit auf Erfolg</text:span>.</text:p>
      <text:p text:style-name="P18">Übersicht</text:p>
      <text:p text:style-name="P22">Während des Abenteuers <text:span text:style-name="T13">werden passive Handlungen der Charaktere durch die folgenden fünf Modifikatoren beschrieben.</text:span>.</text:p>
      <text:h text:style-name="P26" text:outline-level="4">Empathie</text:h>
      <text:p text:style-name="P4">Empathie umfasst die Fähigkeit, andere Wesen einzuschätzen. Damit können Spieler die Lügen von anderen Charakteren erahnen und deren wahren Absichten herausfinden.</text:p>
      <text:h text:style-name="P26" text:outline-level="4">Immunsystem</text:h>
      <text:p text:style-name="P4">Das Immunsystem ist notwendig, um Krankheiten und Giften standzuhalten. Ein schwaches Immunsystem führt zu häufigen Erkrankungen und anderen Leiden.</text:p>
      <text:h text:style-name="P26" text:outline-level="4">Spiritualität</text:h>
      <text:p text:style-name="P4">Um die metaphysischen Kräfte wahrnehmen und deuten zu können, erfordert es ein Maß an Spiritualität. Spirituelle Chara<text:span text:style-name="T15">k</text:span>tere spüren bedeutsame Orte und verstehen göttliches Wirken.</text:p>
      <text:h text:style-name="P26" text:outline-level="4">Wahrnehmung</text:h>
      <text:p text:style-name="P4">Wahrnehmung beschreibt die passive Verarbeitung von Sinneseindrücken. Ohne dass sich der Charakter darauf fokussiert, kann er gegnerische Hinterhalte oder interessante Geräusche wahrnehmen.</text:p>
      <text:h text:style-name="P26" text:outline-level="4"><text:span text:style-name="T16">W</text:span>issen</text:h>
      <text:p text:style-name="P4">Das Wissen eines Charakters beschreibt seine Bildung und Allgemeinwissen. Neben dem bekannten Wissen des Charakters zählt auch das Sammeln von Informationen durchs Internet dazu.</text:p>
      <text:p text:style-name="P4"/>
      <text:p text:style-name="P20">Erfahrung</text:p>
      <text:p text:style-name="P11">Während eines Abenteuers <text:span text:style-name="T17">erleben die Spielercharaktere unfassbare Dinge und </text:span>sammeln <text:span text:style-name="T17">einzigartige </text:span>Erfahrungen. <text:span text:style-name="T17">Diese stärken die Charaktere, wodurch sie ihre Stärken ausbauen und Fähigkeiten perfektionieren</text:span>. </text:p>
      <text:p text:style-name="P21">Erfahrungspunkte</text:p>
      <text:p text:style-name="P11"><text:span text:style-name="T17">Im Spiel </text:span>wird <text:span text:style-name="T17">dies </text:span>durch Erfahrungspunkte <text:span text:style-name="T17">repräsentiert</text:span>. Nach dem erfolgreichen Lösens eines Rätsels, dem Bewältigen eines Kampfes oder auch dem Abschluss einer Aufgabe werden Erfahrungspunkte vergeben. Dabei erhält jeder Spieler aus der Spielgruppe gleich viele Erfahrungspunkte.</text:p>
      <text:p text:style-name="P11">Ob und wie viele Erfahrungspunkte verteilt werden, wird durch Meisterentscheid festgelegt.</text:p>
      <text:p text:style-name="P21">Rollenspielerfahrung</text:p>
      <text:p text:style-name="P11">Spieler und Spielmeister können sich auch darauf einigen, dass Spieler für das rollenhafte Verkörpern ihrer Charaktere mit Erfahrungspunkten belohnt werden.</text:p>
      <text:p text:style-name="P11">Dafür sollte der Spielmeister während einer Partie jedes mal wenn ein Spieler seinen Charakter besonders gut verkörpert eine Markierung setzen. </text:p>
      <text:p text:style-name="P11">Am Ende der Partie werden dann Erfahrungspunkte verteilt Je mehr Markierungen ein Spieler sammeln konnte, desto mehr Erfahrungspunkte sollte dieser bekommen. <text:s/></text:p>
      <text:p text:style-name="P21">Fähigkeiten <text:span text:style-name="T13">Stärken</text:span></text:p>
      <text:p text:style-name="P4"><text:span text:style-name="T20">Erfahrungspunkte können </text:span><text:span text:style-name="T18">in einer Ruhephase </text:span><text:span text:style-name="T20">ausgegeben werden, um Attributswerte, Talentwerte oder den Kampfbonus des Charakters zu erhöhen. Die </text:span><text:span text:style-name="T17">Kosten sind dabei unterschiedlich und </text:span><text:span text:style-name="T20">stehen auf dem Charakterbogen bereit.</text:span></text:p>
      <text:p text:style-name="Heading_20_2">Kostenanstieg</text:p>
      <text:p text:style-name="P30">Sobald Spieler einen Wert von 5 bei Attributen oder Talenten erreicht hat, verdoppeln sich die Kosten, jenes Attribut oder Talent weiter zu steigern. Ab dem 10. Attributs- oder Talentpunkt verdreifachen sich die Kosten sogar. </text:p>
      <text:p text:style-name="P20">Lebenspunkte</text:p>
      <text:p text:style-name="P4"><text:span text:style-name="T14">Während eines </text:span>Abenteuer<text:span text:style-name="T14">s lauern </text:span>viele Gefahren wie Kämpfen, Unfällen oder auch Krankheiten, welche die Gesundheit <text:span text:style-name="T14">der Charaktere gefährden</text:span>. </text:p>
      <text:p text:style-name="P4"><text:span text:style-name="T14">Im Spiel wird die physische Gesundheit </text:span><text:span text:style-name="T19">der</text:span><text:span text:style-name="T14"> Spielercharakter</text:span><text:span text:style-name="T19">e </text:span><text:span text:style-name="T14">durch Lebenspunkte repräsentiert. </text:span>Je mehr Lebenspunkte ein Charakter durch Schaden verliert, desto schwer<text:span text:style-name="T14">e</text:span><text:span text:style-name="T19">re</text:span><text:span text:style-name="T14"> Wunden trägt dieser davon. </text:span></text:p>
      <text:p text:style-name="P21">Schaden</text:p>
      <text:p text:style-name="P12">Jedes Mal, wenn ein Spielercharakter Schaden erleidet, muss dieser Lebenspunkte markieren. Dafür werden auf dem Charakterbogen die Lebenspunkte durchgestrichen. Die Lebenspunkte sind durch Herzen dargestellt.</text:p>
      <text:p text:style-name="P12">Jedem Lebenspunkte ist eine Zahl zugeordnet, welche den Wert des Lebenspunkte repräsentiert.</text:p>
      <text:p text:style-name="P12">Sobald ein Spielercharakter Schaden erleidet, muss der Spieler so viele Lebenspunkte markieren, bis deren Wert mindestens so hoch wie der Schadenswert ist.</text:p>
      <text:p text:style-name="P12">Die Spieler dürfen dabei selbst entscheiden, welche Lebenspunkte sie wegstreichen.</text:p>
      <text:p text:style-name="P12">Wenn ein Charakter zu viele Lebenspunkte verloren hat, erhält dieser Nachteile. </text:p>
      <text:p text:style-name="P12">Sind alle Lebenspunkte bereits markiert, dann muss der Spieler jedes Mal wenn er Schaden erleidet ein Stresspunkt markieren. </text:p>
      <text:p text:style-name="P21">Nachteile</text:p>
      <text:p text:style-name="P4">Die Lebenspunkte sind in drei Zeilen angeordnet. Je tiefer ein Lebenspunkt markiert wurde, desto schwere sind die Wunden und der Spieler erhält Erschwerungen. </text:p>
      <text:p text:style-name="P4">Die oberste Zeile hat keinen besonderen Effekt. </text:p>
      <text:p text:style-name="P16">Sobald ein Lebenspunkte in der zweiten Zeile markiert wurde, <text:span text:style-name="T22">wird jeder Würfelwert bei Proben um 1 reduziert. Sollten bei einer Probe mehrere Würfel verwendet werden, wird der Würfelwurf von jedem Würfel jeweils um 1 reduziert. </text:span>Der Nachteil bleibt solange, bis alle Lebenspunkte der zweiten Zeile regeneriert wurden.</text:p>
      <text:p text:style-name="P4">In der dritten Zeile verschärft sich der Nachteile weiter. <text:span text:style-name="T22">Alle Würfelwerte bei Proben werden nun halbiert.</text:span></text:p>
      <text:p text:style-name="P4">Sobald alle verfügbaren Lebenspunkte markiert sind, so beginnt die Feuerprobe.</text:p>
      <text:p text:style-name="P21">Regeneration</text:p>
      <text:p text:style-name="P4">Wenn ein Spieler Lebenspunkte regeneriert, darf dieser Markierungen von Herzen im gleichen Wert (oder niedriger) entfernen. Auch hier dürfen die Spieler selbst entscheiden, wie sie die Regeneration auf ihre Lebenspunkte aufteilen. </text:p>
      <text:p text:style-name="P4">Die Regeneration kann dabei durch Ruhephasen, Gegenstände oder medizinische Eingriffe passieren. </text:p>
      <text:p text:style-name="P21">Lebenssegmente</text:p>
      <text:p text:style-name="P4">Die maximale Anzahl an Lebenspunkten wird durch die Lebenssegmente bestimmt. Jedes Lebenssegment beinhaltet 3x2 Lebenspunkte. Ein Spieler darf nur Lebenspunkte aus seinen verfügbaren Lebenssegmenten <text:span text:style-name="T19">nutzen</text:span>. <text:span text:style-name="T19">Die Anzahl an Lebenssegmenten wird in der Charaktererstellung festgelegt. Weitere Lebenssegmente zu erhalten oder verlieren ist nur unter ganz besonderen Umständen möglich.</text:span></text:p>
      <text:p text:style-name="P21">Rüstung</text:p>
      <text:p text:style-name="P4"><text:span text:style-name="T20">S</text:span>olange ein Charakter eine <text:span text:style-name="T17">Schutzr</text:span>üstung trägt, wird physischer Schaden dauerhaft reduziert. Bei <text:span text:style-name="T17">jeglichem </text:span>Schaden wird der Schadenswert um den Rüstungswert der getragenen Rüstung red<text:span text:style-name="T17">u</text:span>ziert.</text:p>
      <text:p text:style-name="P4"><text:soft-page-break/><text:span text:style-name="T17">Es</text:span> wird durch Meisterentscheid festgelegt, <text:span text:style-name="T17">welche Schadensquellen durch Rüstung reduziert werden und welche nicht.</text:span></text:p>
      <text:p text:style-name="P22"/>
      <text:h text:style-name="P25" text:outline-level="3" text:is-list-header="true"/>
      <text:p text:style-name="P20">Stress</text:p>
      <text:p text:style-name="P4">Neben der physischen Gefahren des Abenteuers spielt auch die psychische Gesundheit eine wichtige Rolle. Durch Ängste, Gefahren oder auch Fehlschläge bauen die Spielercharaktere Stress auf, wodurch die Spieler verschiedene Nachteile im Spiel erleiden.</text:p>
      <text:p text:style-name="P21">Stresspunkte</text:p>
      <text:p text:style-name="P22"><text:span text:style-name="T4">Im Spiel wird der Stress durch Stresspunkte ausgedrückt. Wenn immer ein </text:span><text:span text:style-name="T5">Charakter Stress durch eine Situation erleidet, muss dieser entsprechend viele Stresspunkte markieren. </text:span><text:span text:style-name="T4">Auf dem Charakterbogen sind diese durch Kreise dargestellt. </text:span></text:p>
      <text:p text:style-name="P22"><text:span text:style-name="T13">Sobald der Spieler zu viele </text:span><text:span text:style-name="T8">Stresspunkte </text:span><text:span text:style-name="T13">auf dem Charakterbogen markiert hat, erhält dieser Nachteile</text:span><text:span text:style-name="T8">. </text:span></text:p>
      <text:p text:style-name="P22"><text:span text:style-name="T5">D</text:span><text:span text:style-name="T6">er erste Nachteil ist aber </text:span><text:span text:style-name="T5">4 Stresspunkten erreicht. </text:span><text:span text:style-name="T6">Der Spielercharakter muss </text:span><text:span text:style-name="T5">die </text:span><text:span text:style-name="T1">Regeneration von Lebenspunkten in der nächsten Ruhephase aus</text:span><text:span text:style-name="T5">fallen lassen</text:span><text:span text:style-name="T1">. </text:span></text:p>
      <text:p text:style-name="P22"><text:span text:style-name="T1">Ab 7 Stresspunkten ist </text:span><text:span text:style-name="T5">d</text:span><text:span text:style-name="T6">er nächste Nachteil </text:span><text:span text:style-name="T5">erreicht. D</text:span><text:span text:style-name="T1">er Charakter </text:span><text:span text:style-name="T6">ist </text:span><text:span text:style-name="T1">zu gestresst und ihm misslingen automatisch alle Passivproben. </text:span></text:p>
      <text:p text:style-name="P21">Terror</text:p>
      <text:p text:style-name="P5">Mit 9 Stresspunkten erreicht der Charakter den Terror Zustand. In diesem Zustand erleidet der Spieler massive Nachteile. Es können sich neue Ängste oder andere Nachteile entwickeln, ein unkontrollierbares Verhalten erzwingen oder Wahnvorstellungen eintreten.</text:p>
      <text:p text:style-name="P22"><text:span text:style-name="T5">Die </text:span><text:span text:style-name="T1">konkreten Folgen von Terror werden durch Meisterentscheid festgelegt.</text:span></text:p>
      <text:p text:style-name="P21">Beruhigen</text:p>
      <text:p text:style-name="P23">Um Stress abzubauen, müssen die Spieler sich beruhigen. Ein besonders ruhiger Ort, Meditation oder auch bestimmte Gegenstände eignen sich dafür. Sobald Stresspunkte beruhigt werden, werden die entsprechenden Markierungen auf dem Charakterbogen entfernt.</text:p>
      <text:p text:style-name="P23">Eine Ruhephase beruhigt sogar alle Stresspunkte, sodass die Spieler immer wieder mit einem freien Kopf in den Tag starten können.</text:p>
      <text:p text:style-name="P20">Ruhe<text:span text:style-name="T21">ph</text:span>asen</text:p>
      <text:p text:style-name="P4">Während eines Abenteuers müssen die Charaktere auch manchmal zur Ruhe kommen. Einmal am Tag können die Spielercharaktere eine Ruhephase einlegen. Dazu müssen sie mindestens 8 Stunden ruhen. Typischerweise passiert die Ruhephase beim Schlafen.</text:p>
      <text:p text:style-name="P21">Regeneration</text:p>
      <text:p text:style-name="P4">Bei einer Ruhephase dürfen alle Stresspunkte auf dem Charakterbogen entfernt werden. Außerdem regenerieren die Spieler Lebenspunkte. </text:p>
      <text:p text:style-name="P4">Für die Regeneration wird der d4 benutzt. Die Spieler dürfen mehrere d4 würfeln und deren Wert aufaddieren. Die Anzahl an Würfeln wird durch die Qualität der Ruhephase festgelegt.</text:p>
      <text:p text:style-name="P21">Qualität</text:p>
      <text:p text:style-name="P4">Die Menge an Regenerationswürfeln hängt <text:span text:style-name="T20">von der Qualität der Ruhephase ab. Die </text:span>Dauer der Ruhephase, <text:span text:style-name="T20">die </text:span>Umgebung <text:span text:style-name="T20">und auch </text:span>ob die Spieler genug gegessen haben <text:span text:style-name="T20">sind wichtige Faktoren der Qualität. </text:span></text:p>
      <text:p text:style-name="P4">Die endgültige Anzahl <text:span text:style-name="T20">an Regenerationswürfeln </text:span>wird durch Meisterentscheid festgelegt.</text:p>
      <text:p text:style-name="P4"/>
      <text:p text:style-name="P3"/>
      <text:p text:style-name="P20">Feuerprobe</text:p>
      <text:p text:style-name="P4">Sobald bei einem Charakter alle Lebenspunkte markiert sind, gibt sein Körper nach und er steht kurz vor dem Tod. In diesem Moment kommt es zu einer Feuerprobe: Die Seele des Spielercharakters entfacht und dessen Entschlossenheit wird geprüft. </text:p>
      <text:p text:style-name="P4">Der Spieler muss während der Feuerprobe eine Wahl treffen: Märtyrer oder Überlebender</text:p>
      <text:p text:style-name="P21">Märtyrer</text:p>
      <text:p text:style-name="P4">Der Spieler entscheidet sich dafür, dass sein Charakter stirbt.</text:p>
      <text:p text:style-name="P4">Die Seele entzündet sich und setzt dessen kosmische Energie frei, wodurch das Schicksalsgewebe erschüttert wird. Der Spieler erhält einen letzten heroischen Moment: der Charakter ist voller Stärke und er hat nichts mehr zu verlieren. Für einen kurzen Moment kann er unvorstellbare Dinge tun und das Schicksal neu definieren. Danach verblast die Seele und die kosmische Energie verflüchtigt sich. Nur noch der tote Körper verbleibt.</text:p>
      <text:p text:style-name="P4">Der Spieler erhält währenddessen unfassbare Vorteile. Der genaue Bonus hängt von dem Charakter und der Situation ab und wird durch Meisterentscheid festgelegt.</text:p>
      <text:p text:style-name="P21">Überlebender</text:p>
      <text:p text:style-name="P4">Der Spieler entscheidet sich dafür, dass sein Charakter nicht stirbt, aber akzeptiert dafür einen permanenten Nachteil.</text:p>
      <text:p text:style-name="P4">Die Seele des Charakters bleibt standhaft und entzündet sich nicht. Nur ein kleiner Teil dessen kosmischer Energie geht verloren. Trotzdem ist der Körper des Charakters zu stark verletzt und kollabiert.</text:p>
      <text:p text:style-name="P4">Der Charakter ist bis zur nächsten Ruhephase bewusstlos und handlungsunfähig. Während der Ruhephase kommt der Charakter wieder zu sich. Dabei erleidet dieser einen permanenten Nachteil. </text:p>
      <text:p text:style-name="P4">Die Schwere des Nachteils hängt von der Anzahl an markierten Stresspunkten ab. Je mehr Stresspunkte der Spieler markiert hatte, desto schwerer der Nachteil. Das genaue Ausmaß hängt von der Situation ab und wird durch Meisterentscheid festgelegt. </text:p>
      <text:p text:style-name="P20">Charakteristika</text:p>
      <text:p text:style-name="P22">Ein Charakter wird nicht nur durch seine Fähigkeiten charakterisiert, sondern auch durch dessen Grunddaten, Vorgeschichte und persönlichen Eigenschaften.</text:p>
      <text:h text:style-name="P25" text:outline-level="3">Name</text:h>
      <text:p text:style-name="P22">Der Name eines Charakters ist eines der zerntralen Eigenschaften, welche sie definiert. Dieser kann ein Versprechen, eine Hoffnung oder auch eine Lüge sein.</text:p>
      <text:h text:style-name="P25" text:outline-level="3">Subspezies</text:h>
      <text:p text:style-name="P22">Obwohl alle Charaktere in Aeternum von den Urmenschen stammen, haben sich einige Subspezies entwickelt. Je nach Subspezies des Spielercharakters ändert sich das grundlegende Erscheinungsbild und auch die Fähigkeiten und Denkweisen. </text:p>
      <text:h text:style-name="P25" text:outline-level="3">Heimat</text:h>
      <text:p text:style-name="P22">Auch die Heimat des Spielercharakters hängt von der Subspezies ab und formt die Denkweise des Charakters.</text:p>
      <text:h text:style-name="P25" text:outline-level="3">Erscheinungsbild </text:h>
      <text:p text:style-name="P22">Weitere Eigenschaften wie Alter, Größe und Gewicht definieren das Erscheinungsbild weiter, wodurch jeder Charakter eine ganz einzigartige Wirkung hat.</text:p>
      <text:p text:style-name="P21">Vorgeschichte</text:p>
      <text:p text:style-name="P13">Noch bevor die Spielecharaktere gemeinsam ins Abenteuer gestartet sind, prägte das Leben ihre Fähigkeiten und Ansichten. Ihre Vorgeschichten beschreiben deren Kindheit und Jugend sowie deren Lieblingshobbys und die Lehren der Charaktere. <text:s/></text:p>
      <text:p text:style-name="P13">Während der Auswahl der Vorgeschichte, sammeln die Spieler Tags, die auf dem Charakterbogen markiert werden. Diese haben keinen direkten Einfluss aufs Spiel, sondern werden primär in der Charaktererstellung genutzt.</text:p>
      <text:p text:style-name="P21">Tugenden und Laster</text:p>
      <text:p text:style-name="P14">Ein wirklich runder Charakter hat mehr als nur eine Facette. Um die Charakterzüge weiter zu definieren, hat jeder Spielercharakter zwei Tugenden und zwei Laster, die dieser verkörpert. Die Tugenden sind positive Eigenschaften, wofür der Charakter bewundert wird. Die Laster hingegen sind negative Eigenschaften, welche unangenehm sind. </text:p>
      <text:p text:style-name="P14">Je nach Situation kann eine Tugend aber auch zum Verhängnis werden und ein Laster sich als praktisch erweisen.</text:p>
      <text:p text:style-name="P21"/>
      <text:p text:style-name="P20">Schicksal</text:p>
      <text:p text:style-name="P14">Im Aeternum hat jeder Charakter eine Seele, welche durch das Schicksalgewebe an etwas gebunden ist. Das Schicksal kann dabei eine persönliche Aufgabe, eine große Lieber oder Erzfeind, ein abstraktes Ziel oder ein Wunsch sein. Die Seelen werden durch eine mysteriöse Kraft zu ihrem Schicksal hingezogen – egal ob sie das wollen oder nicht. </text:p>
      <text:p text:style-name="P24"><text:span text:style-name="T1">Vielen Seelen ist ihre Schicksal nicht einmal bewusst. Manche finden erst spät in ihrem Leben </text:span><text:span text:style-name="T7">ihre Bestimmung und manch andere gar nicht. Durch besondere Ereignisse kann sich das Schicksal sogar verändern. Das Schicksal einer Seele kann dabei das Leben eines Sterblichen überdauern. </text:span></text:p>
      <text:p text:style-name="P14">Spielercharaktere, die ihr Schicksal aktiv verfolgen können Vorteile und Erleichterungen erhalten. Ebenso können unter Umständen Erschwerungen anfallen, falls man sich seinem Schicksal widersetzen sollte. Ob und welche Modifikationen eintreten, wird durch Meisterfestgelegt.</text:p>
      <text:p text:style-name="P20">Merkmale</text:p>
      <text:p text:style-name="P15">Um einen Charakter auch im Spiel wirklich einzigartig zu machen, gibt es Merkmale. Diese stellen einzigartige Vor- und Nachteile dar. </text:p>
      <text:p text:style-name="P22"><text:span text:style-name="T2">Während der Charaktererstellung oder durch besondere Ereignisse und Training können Spielercharaktere neue Merkmale sammeln. Diese </text:span><text:span text:style-name="T3">sind Regeländerungen, welche meist permanent oder solange bestimmte Umständen herrschen gelten. Sie können </text:span><text:span text:style-name="T2">dabei </text:span><text:span text:style-name="T3">sowohl positive als auch negative Veränderungen mit sich bring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list-style-name="" style:class="text">
      <style:paragraph-properties fo:margin-top="0.139in" fo:margin-bottom="0.0835in" style:contextual-spacing="false"/>
      <style:text-properties fo:font-size="16pt" fo:language="de" fo:country="DE" fo:font-weight="bold" officeooo:rsid="00195d28"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6:23:50.316000000</meta:creation-date>
    <dc:date>2024-05-26T18:26:27.340000000</dc:date>
    <meta:editing-duration>PT3H8M43S</meta:editing-duration>
    <meta:editing-cycles>4</meta:editing-cycles>
    <meta:generator>LibreOffice/24.2.3.2$Windows_X86_64 LibreOffice_project/433d9c2ded56988e8a90e6b2e771ee4e6a5ab2ba</meta:generator>
    <meta:document-statistic meta:table-count="0" meta:image-count="0" meta:object-count="0" meta:page-count="16" meta:paragraph-count="196" meta:word-count="2705" meta:character-count="20329" meta:non-whitespace-character-count="17784"/>
  </office:meta>
</office:document-meta>
</file>